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Noto Sans" svg:font-family="'Noto Sans'" style:font-family-generic="swiss"/>
    <style:font-face style:name="Noto Sans CJK SC Light" svg:font-family="'Noto Sans CJK SC Light'" style:font-family-generic="swiss"/>
    <style:font-face style:name="Noto Sans Devanagari" svg:font-family="'Noto Sans Devanagari'" style:font-family-generic="system" style:font-pitch="variable"/>
    <style:font-face style:name="Noto Serif" svg:font-family="'Noto Serif'" style:font-adornments="Bold" style:font-family-generic="roman" style:font-pitch="variable"/>
    <style:font-face style:name="Noto Serif CJK SC" svg:font-family="'Noto Serif CJK SC'" style:font-family-generic="system" style:font-pitch="variable"/>
    <style:font-face style:name="Noto Serif CJK SC Black" svg:font-family="'Noto Serif CJK SC Black'" style:font-family-generic="roman"/>
    <style:font-face style:name="Noto Serif CJK SC Light" svg:font-family="'Noto Serif CJK SC Light'" style:font-adornments="Regular" style:font-family-generic="roman" style:font-pitch="variable"/>
    <style:font-face style:name="Noto Serif Mono" svg:font-family="'Noto Serif Mono'" style:font-adornments="Regular" style:font-family-generic="roman"/>
    <style:font-face style:name="Noto Serif Mono CJK SC" svg:font-family="'Noto Serif Mono CJK SC'" style:font-adornments="Regular" style:font-family-generic="roman"/>
    <style:font-face style:name="Noto Serif1" svg:font-family="'Noto Serif'" style:font-adornments="Regular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font-size="8pt" officeooo:paragraph-rsid="0015a564" style:font-size-asian="8pt" style:font-size-complex="8pt"/>
    </style:style>
    <style:style style:name="P2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P3" style:family="paragraph" style:parent-style-name="Footer">
      <style:paragraph-properties fo:text-align="center" style:justify-single-word="false"/>
      <style:text-properties fo:font-size="8pt" officeooo:paragraph-rsid="00037b26" style:font-size-asian="8pt" style:font-size-complex="8pt"/>
    </style:style>
    <style:style style:name="P4" style:family="paragraph" style:parent-style-name="Header">
      <style:text-properties fo:font-size="8pt" style:font-size-asian="7pt" style:font-size-complex="8pt"/>
    </style:style>
    <style:style style:name="P5" style:family="paragraph" style:parent-style-name="Header">
      <style:paragraph-properties fo:text-align="end" style:justify-single-word="false"/>
      <style:text-properties fo:font-size="8pt" officeooo:paragraph-rsid="0005e54c" style:font-size-asian="7pt" style:font-size-complex="8pt"/>
    </style:style>
    <style:style style:name="P6" style:family="paragraph" style:parent-style-name="Horizontal_20_Line">
      <style:paragraph-properties fo:text-align="end" style:justify-single-word="false"/>
      <style:text-properties officeooo:paragraph-rsid="0005e54c"/>
    </style:style>
    <style:style style:name="P7" style:family="paragraph" style:parent-style-name="Text_20_body">
      <style:text-properties officeooo:rsid="0024fa33" officeooo:paragraph-rsid="0024fa33"/>
    </style:style>
    <style:style style:name="P8" style:family="paragraph" style:parent-style-name="Text_20_body">
      <style:text-properties officeooo:rsid="0024fa33" officeooo:paragraph-rsid="002ad322"/>
    </style:style>
    <style:style style:name="P9" style:family="paragraph" style:parent-style-name="Text_20_body">
      <style:text-properties officeooo:rsid="0028298d" officeooo:paragraph-rsid="0028298d"/>
    </style:style>
    <style:style style:name="P10" style:family="paragraph" style:parent-style-name="Text_20_body">
      <style:text-properties officeooo:paragraph-rsid="002ad322"/>
    </style:style>
    <style:style style:name="P11" style:family="paragraph" style:parent-style-name="Text_20_body">
      <style:text-properties officeooo:rsid="002957ff" officeooo:paragraph-rsid="002957ff"/>
    </style:style>
    <style:style style:name="P12" style:family="paragraph" style:parent-style-name="Text_20_body">
      <style:text-properties officeooo:rsid="002ad322" officeooo:paragraph-rsid="002ad322"/>
    </style:style>
    <style:style style:name="P13" style:family="paragraph" style:parent-style-name="Heading_20_2">
      <style:paragraph-properties fo:break-before="page"/>
      <style:text-properties officeooo:rsid="0028298d" officeooo:paragraph-rsid="0028298d"/>
    </style:style>
    <style:style style:name="P14" style:family="paragraph" style:parent-style-name="Heading_20_3">
      <style:text-properties officeooo:rsid="0028298d" officeooo:paragraph-rsid="0028298d"/>
    </style:style>
    <style:style style:name="P15" style:family="paragraph" style:parent-style-name="Heading_20_3">
      <style:paragraph-properties fo:break-before="page"/>
      <style:text-properties officeooo:rsid="0024fa33" officeooo:paragraph-rsid="002ad322"/>
    </style:style>
    <style:style style:name="P16" style:family="paragraph" style:parent-style-name="Heading_20_3">
      <style:paragraph-properties fo:break-before="page"/>
      <style:text-properties officeooo:rsid="002ad322" officeooo:paragraph-rsid="002ad322"/>
    </style:style>
    <style:style style:name="P17" style:family="paragraph" style:parent-style-name="Text_20_body" style:list-style-name="L1"/>
    <style:style style:name="P18" style:family="paragraph" style:parent-style-name="Text_20_body" style:list-style-name="L1">
      <style:paragraph-properties fo:text-align="start" style:justify-single-word="false"/>
      <style:text-properties officeooo:rsid="002957ff" officeooo:paragraph-rsid="002957ff"/>
    </style:style>
    <style:style style:name="P19" style:family="paragraph" style:parent-style-name="Text_20_body" style:list-style-name="L2">
      <style:paragraph-properties fo:text-align="start" style:justify-single-word="false"/>
      <style:text-properties officeooo:rsid="002957ff" officeooo:paragraph-rsid="002ad322"/>
    </style:style>
    <style:style style:name="P20" style:family="paragraph" style:parent-style-name="Text_20_body" style:list-style-name="L2">
      <style:paragraph-properties fo:text-align="start" style:justify-single-word="false"/>
      <style:text-properties officeooo:rsid="002957ff" officeooo:paragraph-rsid="002d23f0"/>
    </style:style>
    <style:style style:name="P21" style:family="paragraph" style:parent-style-name="Text_20_body" style:list-style-name="L3">
      <style:text-properties officeooo:paragraph-rsid="002ad322"/>
    </style:style>
    <style:style style:name="P22" style:family="paragraph" style:parent-style-name="Text_20_body" style:list-style-name="L3">
      <style:paragraph-properties style:writing-mode="lr-tb"/>
      <style:text-properties officeooo:rsid="0024fa33" officeooo:paragraph-rsid="002ad322"/>
    </style:style>
    <style:style style:name="P23" style:family="paragraph" style:parent-style-name="Text_20_body" style:list-style-name="L3">
      <style:text-properties officeooo:rsid="0024fa33" officeooo:paragraph-rsid="002ad322"/>
    </style:style>
    <style:style style:name="T1" style:family="text">
      <style:text-properties officeooo:rsid="0003699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4fa33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24fa33" style:font-weight-asian="normal" style:font-weight-complex="normal"/>
    </style:style>
    <style:style style:name="T6" style:family="text">
      <style:text-properties officeooo:rsid="0028298d"/>
    </style:style>
    <style:style style:name="T7" style:family="text">
      <style:text-properties officeooo:rsid="002957ff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font-style="italic" fo:font-weight="bold" officeooo:rsid="002ad322" style:font-style-asian="italic" style:font-weight-asian="bold" style:font-style-complex="italic" style:font-weight-complex="bold"/>
    </style:style>
    <style:style style:name="T12" style:family="text">
      <style:text-properties fo:font-style="italic" fo:font-weight="bold" officeooo:rsid="002957ff" style:font-style-asian="italic" style:font-weight-asian="bold" style:font-style-complex="italic" style:font-weight-complex="bold"/>
    </style:style>
    <style:style style:name="T13" style:family="text">
      <style:text-properties fo:font-style="italic" fo:font-weight="bold" officeooo:rsid="002d23f0" style:font-style-asian="italic" style:font-weight-asian="bold" style:font-style-complex="italic" style:font-weight-complex="bold"/>
    </style:style>
    <style:style style:name="T14" style:family="text">
      <style:text-properties fo:font-style="italic" fo:font-weight="bold" officeooo:rsid="002bcca3" style:font-style-asian="italic" style:font-weight-asian="bold" style:font-style-complex="italic" style:font-weight-complex="bold"/>
    </style:style>
    <style:style style:name="T1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2ad322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2957ff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2d23f0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bold" style:font-style-asian="normal" style:font-weight-asian="bold" style:font-style-complex="normal" style:font-weight-complex="bold"/>
    </style:style>
    <style:style style:name="T20" style:family="text">
      <style:text-properties fo:font-style="normal" fo:font-weight="bold" officeooo:rsid="002957ff" style:font-style-asian="normal" style:font-weight-asian="bold" style:font-style-complex="normal" style:font-weight-complex="bol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3" text:outline-level="2">Setup</text:h>
      <text:p text:style-name="P7"><text:span text:style-name="T6">Setup</text:span> CI job operates by setting up <text:span text:style-name="T6">the project’s technologies and virtual environment for the following operations and development</text:span>. <text:span text:style-name="T6">Unlike ENV CI job, the Setup CI Job focuses on establishing the actual workspace above the ENV CI job installation. </text:span></text:p>
      <text:p text:style-name="P7"/>
      <text:h text:style-name="P14" text:outline-level="3">Operating Mechanism</text:h>
      <text:p text:style-name="P9">This CI Job executes in series. Parallel executions <text:span text:style-name="T7">are</text:span> available but not recommended since setup sequences can break one another depending on OS <text:span text:style-name="T7">and the type of software being installed (e.g. conflicting registry entries on Windows OS).</text:span></text:p>
      <text:p text:style-name="P9"/>
      <text:h text:style-name="P14" text:outline-level="3">Customization</text:h>
      <text:p text:style-name="P11">Setup CI job offers CI job recipe customization for both baseline (<text:span text:style-name="T8">$PROJECT_PATH_SOURCE</text:span>) and tech-specific (e.g. Go for <text:span text:style-name="T8">$PROJECT_GO</text:span>) sources. AutomataCI shall source their <text:span text:style-name="T8">.ci/setup_unix-any.sh</text:span> and <text:span text:style-name="T8">.ci/setup_windows-any.ps1</text:span> job recipes.</text:p>
      <text:p text:style-name="P11">The execution sequences are as follows:</text:p>
      <text:list xml:id="list1077622980" text:style-name="L1">
        <text:list-item>
          <text:p text:style-name="P18"><text:span text:style-name="T10">automataCI/ci.sh.ps1</text:span><text:span text:style-name="T15"> is being executed </text:span><text:span text:style-name="T16">by user.</text:span></text:p>
        </text:list-item>
        <text:list-item text:style-override="L2">
          <text:p text:style-name="P19"><text:span text:style-name="T10">automataCI/ci.sh.ps1</text:span><text:span text:style-name="T15"> kicks start </text:span><text:span text:style-name="T10">automataCI/ci.sh</text:span><text:span text:style-name="T9"> </text:span><text:span text:style-name="T15">or </text:span><text:span text:style-name="T10">automataCI/ci.ps1</text:span><text:span text:style-name="T19"> </text:span><text:bookmark-start text:name="__DdeLink__367_2360286470"/><text:span text:style-name="T16">(represented as “</text:span><text:span text:style-name="T10">automataCI/ci.</text:span><text:span text:style-name="T11">{</text:span><text:span text:style-name="T10">sh,ps1</text:span><text:span text:style-name="T11">}</text:span><text:span text:style-name="T16">”) </text:span><text:bookmark-end text:name="__DdeLink__367_2360286470"/><text:span text:style-name="T15">depending on host machine’s OS.</text:span></text:p>
        </text:list-item>
        <text:list-item text:style-override="L2">
          <text:p text:style-name="P20"><text:span text:style-name="T10">automataCI/ci.{sh,ps1}</text:span><text:span text:style-name="T15"> sources </text:span><text:span text:style-name="T10">common_unix-</text:span><text:span text:style-name="T13">any.sh</text:span><text:span text:style-name="T18"> or </text:span><text:span text:style-name="T13">common_</text:span><text:span text:style-name="T10">windows-any.ps1</text:span><text:span text:style-name="T15"> </text:span><text:span text:style-name="T16">(represented as “</text:span><text:span text:style-name="T10">common_{unix,windows}-any.{sh,ps1}</text:span><text:span text:style-name="T16">”) <text:s/></text:span><text:span text:style-name="T15">automataCI execution.</text:span></text:p>
        </text:list-item>
        <text:list-item text:style-override="L2">
          <text:p text:style-name="P19"><text:bookmark-start text:name="__DdeLink__369_2360286470"/><text:span text:style-name="T10">common_{unix,windows}-any.{sh,ps1}</text:span><text:bookmark-end text:name="__DdeLink__369_2360286470"/><text:span text:style-name="T15"> sources </text:span><text:span text:style-name="T16">(and implicitly execute)</text:span><text:span text:style-name="T15"> tech-specific customized CI job recipe's </text:span><text:bookmark-start text:name="__DdeLink__288_1146808578"/><text:bookmark-start text:name="__DdeLink__364_2360286470"/><text:span text:style-name="T10">$PROJECT_{TECH}/.ci/</text:span><text:span text:style-name="T14">setup</text:span><text:span text:style-name="T10">_unix-</text:span><text:span text:style-name="T11">any.sh</text:span><text:bookmark-end text:name="__DdeLink__288_1146808578"/><text:span text:style-name="T16"> or </text:span><text:span text:style-name="T10">$PROJECT_{TECH}/.ci/</text:span><text:span text:style-name="T14">setup</text:span><text:span text:style-name="T10">_</text:span><text:span text:style-name="T13">windows</text:span><text:span text:style-name="T10">-</text:span><text:span text:style-name="T11">any.</text:span><text:span text:style-name="T13">ps1</text:span><text:span text:style-name="T19">.</text:span><text:bookmark-end text:name="__DdeLink__364_2360286470"/></text:p>
        </text:list-item>
        <text:list-item>
          <text:p text:style-name="P17"><text:span text:style-name="T12">common_{unix,windows}-any.{sh,ps1}</text:span><text:span text:style-name="T17"> sources </text:span><text:span text:style-name="T16">(and implicitly execute)</text:span><text:span text:style-name="T17"> baseline customized CI job recipe's </text:span><text:bookmark-start text:name="__DdeLink__288_1146808578 Copy 1"/><text:span text:style-name="T12">$PROJE</text:span><text:span text:style-name="T13">CT_PATH_SOURCE</text:span><text:span text:style-name="T12">/.ci/</text:span><text:span text:style-name="T14">setup</text:span><text:span text:style-name="T12">_unix-</text:span><text:span text:style-name="T11">any.sh</text:span><text:bookmark-end text:name="__DdeLink__288_1146808578 Copy 1"/><text:span text:style-name="T16"> or </text:span><text:span text:style-name="T12">$PROJECT_</text:span><text:span text:style-name="T13">PATH_SOURCE</text:span><text:span text:style-name="T12">/.ci/</text:span><text:span text:style-name="T14">setup</text:span><text:span text:style-name="T12">_</text:span><text:span text:style-name="T13">windows</text:span><text:span text:style-name="T12">-</text:span><text:span text:style-name="T11">any.</text:span><text:span text:style-name="T13">ps1</text:span><text:span text:style-name="T20">.</text:span></text:p>
        </text:list-item>
      </text:list>
      <text:h text:style-name="P15" text:outline-level="3">Tools Procurement</text:h>
      <text:p text:style-name="P8">Depending on CI job, these are the known tools ENV CI job will install into your host system.</text:p>
      <text:list text:style-name="L3">
        <text:list-item>
          <text:p text:style-name="P22"><text:span text:style-name="T2">chocolatey</text:span><text:span text:style-name="T4"> – Windows for Windows software procurement and chocolatey’s nupkg testing.</text:span></text:p>
        </text:list-item>
        <text:list-item>
          <text:p text:style-name="P23"><text:span text:style-name="T2">curl</text:span><text:span text:style-name="T4"> – MacOS, Linux, &amp; Windows for network interfacing.</text:span></text:p>
        </text:list-item>
        <text:list-item>
          <text:p text:style-name="P23"><text:span text:style-name="T2">docker</text:span><text:span text:style-name="T4"> – MacOS, Linux, &amp; Windows for setting up Open Container Initiative’s packager.</text:span></text:p>
        </text:list-item>
        <text:list-item>
          <text:p text:style-name="P23"><text:span text:style-name="T2">dotnet</text:span><text:span text:style-name="T4"> – MacOS (on request), Linux (on request), &amp; Windows for accessing .NET libraries and executables.</text:span></text:p>
        </text:list-item>
        <text:list-item>
          <text:p text:style-name="P23"><text:span text:style-name="T2">homebrew</text:span><text:span text:style-name="T4"> – MacOS &amp; Linux for software procurement.</text:span></text:p>
        </text:list-item>
        <text:list-item>
          <text:p text:style-name="P23"><text:span text:style-name="T2">msitools</text:span><text:span text:style-name="T4"> – MacOS &amp; Linux for packaging Window’s MSI format.</text:span></text:p>
        </text:list-item>
        <text:list-item>
          <text:p text:style-name="P21"><text:span text:style-name="T3">osslsigncode</text:span><text:span text:style-name="T5"> – MacOS &amp; Linux for Windows executable notarization.</text:span></text:p>
        </text:list-item>
        <text:list-item>
          <text:p text:style-name="P23"><text:span text:style-name="T2">reprepro</text:span><text:span text:style-name="T4"> – MacOS &amp; Linux for setting up debian package APT repository.</text:span></text:p>
        </text:list-item>
        <text:list-item>
          <text:p text:style-name="P23"><text:span text:style-name="T2">signtool</text:span><text:span text:style-name="T4"> – Windows OS for Windows executable notarization.</text:span></text:p>
        </text:list-item>
        <text:list-item>
          <text:p text:style-name="P21"><text:span text:style-name="T2">wix4</text:span><text:span text:style-name="T4"> – Windows OS for packaging Window’s MSI format.</text:span></text:p>
        </text:list-item>
      </text:list>
      <text:p text:style-name="P10"><text:span text:style-name="T4"/></text:p>
      <text:h text:style-name="P16" text:outline-level="3">Default Tech-Specific Recipes</text:h>
      <text:p text:style-name="P12">To ensure AutomataCI can provide warranted operating performances, AutomataCI provides its default tech-specific setup job recipes for reference or just a quick deployment. They are detailed in their sub-section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Noto Sans" svg:font-family="'Noto Sans'" style:font-family-generic="swiss"/>
    <style:font-face style:name="Noto Sans CJK SC Light" svg:font-family="'Noto Sans CJK SC Light'" style:font-family-generic="swiss"/>
    <style:font-face style:name="Noto Sans Devanagari" svg:font-family="'Noto Sans Devanagari'" style:font-family-generic="system" style:font-pitch="variable"/>
    <style:font-face style:name="Noto Serif" svg:font-family="'Noto Serif'" style:font-adornments="Bold" style:font-family-generic="roman" style:font-pitch="variable"/>
    <style:font-face style:name="Noto Serif CJK SC" svg:font-family="'Noto Serif CJK SC'" style:font-family-generic="system" style:font-pitch="variable"/>
    <style:font-face style:name="Noto Serif CJK SC Black" svg:font-family="'Noto Serif CJK SC Black'" style:font-family-generic="roman"/>
    <style:font-face style:name="Noto Serif CJK SC Light" svg:font-family="'Noto Serif CJK SC Light'" style:font-adornments="Regular" style:font-family-generic="roman" style:font-pitch="variable"/>
    <style:font-face style:name="Noto Serif Mono" svg:font-family="'Noto Serif Mono'" style:font-adornments="Regular" style:font-family-generic="roman"/>
    <style:font-face style:name="Noto Serif Mono CJK SC" svg:font-family="'Noto Serif Mono CJK SC'" style:font-adornments="Regular" style:font-family-generic="roman"/>
    <style:font-face style:name="Noto Serif1" svg:font-family="'Noto Serif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Noto Sans" fo:font-size="12pt" fo:language="en" fo:country="US" style:letter-kerning="true" style:font-name-asian="Noto Sans CJK SC Light" style:font-size-asian="12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oto Sans" fo:font-size="12pt" fo:language="en" fo:country="US" style:letter-kerning="true" style:font-name-asian="Noto Sans CJK SC Light" style:font-size-asian="12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style:font-name="Noto Serif1" fo:font-family="'Noto Serif'" style:font-style-name="Regular" style:font-family-generic="roman" style:font-pitch="variable" style:font-name-asian="Noto Serif CJK SC Light" style:font-family-asian="'Noto Serif CJK SC Light'" style:font-style-name-asian="Regular" style:font-family-generic-asian="roman" style:font-pitch-asian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oto Serif1" fo:font-family="'Noto Serif'" style:font-style-name="Regular" style:font-family-generic="roman" style:font-pitch="variable" fo:font-size="14pt" style:font-name-asian="Noto Serif CJK SC Black" style:font-family-asian="'Noto Serif CJK SC Black'" style:font-family-generic-asian="roman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1in" style:contextual-spacing="false" fo:line-height="115%" style:register-true="false"/>
      <style:text-properties style:font-weight-asian="250"/>
    </style:style>
    <style:style style:name="List" style:family="paragraph" style:parent-style-name="Text_20_body" style:class="list">
      <style:text-properties style:font-name="Noto Sans" fo:font-family="'Noto Sans'" style:font-family-generic="swiss" fo:font-size="10pt" style:font-name-asian="Noto Sans CJK SC Light" style:font-family-asian="'Noto Sans CJK SC Light'" style:font-family-generic-asian="swiss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weight-asian="250"/>
    </style:style>
    <style:style style:name="Index" style:family="paragraph" style:parent-style-name="Standard" style:class="index">
      <style:paragraph-properties text:number-lines="false" text:line-number="0"/>
      <style:text-properties style:font-name="Noto Serif1" fo:font-family="'Noto Serif'" style:font-style-name="Regular" style:font-family-generic="roman" style:font-pitch="variable" fo:font-size="10pt" fo:language="zxx" fo:country="none" style:font-name-asian="Noto Serif CJK SC Light" style:font-family-asian="'Noto Serif CJK SC Light'" style:font-style-name-asian="Regular" style:font-family-generic-asian="roman" style:font-pitch-asian="variable" style:language-asian="zxx" style:country-asian="none" style:font-name-complex="FreeSans" style:font-family-complex="FreeSans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style:font-name="Noto Serif" fo:font-family="'Noto Serif'" style:font-style-name="Bold" style:font-family-generic="roman" style:font-pitch="variable" fo:font-size="13pt" fo:font-weight="bold" style:font-name-asian="Noto Serif CJK SC" style:font-family-asian="'Noto Serif CJK SC'" style:font-family-generic-asian="system" style:font-pitch-asian="variable" style:font-size-asian="13pt" style:font-weight-asian="bold" style:font-name-complex="Noto Sans Devanagari" style:font-family-complex="'Noto Sans Devanagari'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Noto Serif Mono" fo:font-family="'Noto Serif Mono'" style:font-style-name="Regular" style:font-family-generic="roman" fo:font-size="10pt" style:font-name-asian="Noto Serif Mono CJK SC" style:font-family-asian="'Noto Serif Mono CJK SC'" style:font-style-name-asian="Regular" style:font-family-generic-asian="roman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13pt" fo:font-style="normal" fo:font-weight="bold" style:font-size-asian="13pt" style:font-style-asian="normal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13pt" fo:font-weight="bold" style:font-size-asian="13pt" style:font-weight-asian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13pt" fo:font-style="normal" fo:font-weight="bold" style:font-size-asian="13pt" style:font-style-asian="normal" style:font-weight-asian="bold" style:font-size-complex="10pt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13pt" fo:font-weight="bold" style:font-size-asian="13pt" style:font-weight-asian="bold" style:font-size-complex="9pt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13pt" fo:font-weight="bold" style:font-size-asian="13pt" style:font-weight-asian="bold" style:font-size-complex="9pt" style:font-weight-complex="60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normal" fo:font-weight="bold" style:font-size-asian="13pt" style:font-style-asian="normal" style:font-weight-asian="bold" style:font-size-complex="13pt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6.5311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902in" fo:text-indent="0in" style:auto-text-indent="false">
        <style:tab-stops>
          <style:tab-stop style:position="6.3346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74in" fo:text-indent="0in" style:auto-text-indent="false">
        <style:tab-stops>
          <style:tab-stop style:position="6.1374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39in" fo:text-indent="0in" style:auto-text-indent="false">
        <style:tab-stops>
          <style:tab-stop style:position="5.9409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811in" fo:text-indent="0in" style:auto-text-indent="false">
        <style:tab-stops>
          <style:tab-stop style:position="5.743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8in" fo:text-indent="0in" style:auto-text-indent="false">
        <style:tab-stops>
          <style:tab-stop style:position="5.547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52in" fo:text-indent="0in" style:auto-text-indent="false">
        <style:tab-stops>
          <style:tab-stop style:position="5.35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717in" fo:text-indent="0in" style:auto-text-indent="false">
        <style:tab-stops>
          <style:tab-stop style:position="5.1535in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paragraph-properties fo:text-align="center" style:justify-single-word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fo:padding="0in" fo:border-left="none" fo:border-right="none" fo:border-top="none" fo:border-bottom="0.14pt solid #808080" text:number-lines="false" text:line-number="0" style:join-border="false"/>
      <style:text-properties fo:font-size="2pt" style:font-size-asian="2pt" style:font-size-complex="6pt"/>
    </style:style>
    <style:style style:name="Frame_20_contents" style:display-name="Frame contents" style:family="paragraph" style:parent-style-name="Standard" style:class="extra">
      <style:paragraph-properties fo:margin-top="0in" fo:margin-bottom="0.15in" style:contextual-spacing="false" fo:line-height="115%" fo:padding="0.0201in" fo:border="0.06pt solid #666666">
        <style:tab-stops/>
      </style:paragraph-properties>
    </style:style>
    <style:style style:name="Text" style:family="paragraph" style:parent-style-name="Caption" style:class="extra">
      <style:paragraph-properties fo:text-align="center" style:justify-single-word="fals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outline-level-style>
      <text:outline-level-style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outline-level-style>
      <text:outline-level-style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1.25in" fo:text-indent="-1.25in" fo:margin-left="1.25in"/>
        </style:list-level-properties>
      </text:outline-level-style>
      <text:outline-level-style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1.5in" fo:text-indent="-1.5in" fo:margin-left="1.5in"/>
        </style:list-level-properties>
      </text:outline-level-style>
      <text:outline-level-style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1.75in" fo:text-indent="-1.75in" fo:margin-left="1.75in"/>
        </style:list-level-properties>
      </text:outline-level-style>
      <text:outline-level-style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2in" fo:text-indent="-2in" fo:margin-left="2in"/>
        </style:list-level-properties>
      </text:outline-level-style>
      <text:outline-level-style text:level="10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listtab" text:list-tab-stop-position="2in" fo:text-indent="-2in" fo:margin-left="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en" fo:country="US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fo:font-size="8pt" officeooo:paragraph-rsid="0015a564" style:font-size-asian="8pt" style:font-size-complex="8pt"/>
    </style:style>
    <style:style style:name="MP2" style:family="paragraph" style:parent-style-name="Header">
      <style:text-properties fo:font-size="8pt" style:font-size-asian="7pt" style:font-size-complex="8pt"/>
    </style:style>
    <style:style style:name="MP3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MP4" style:family="paragraph" style:parent-style-name="Header">
      <style:paragraph-properties fo:text-align="end" style:justify-single-word="false"/>
      <style:text-properties fo:font-size="8pt" officeooo:paragraph-rsid="0005e54c" style:font-size-asian="7pt" style:font-size-complex="8pt"/>
    </style:style>
    <style:style style:name="MP5" style:family="paragraph" style:parent-style-name="Horizontal_20_Line">
      <style:paragraph-properties fo:text-align="end" style:justify-single-word="false"/>
      <style:text-properties officeooo:paragraph-rsid="0005e54c"/>
    </style:style>
    <style:style style:name="MP6" style:family="paragraph" style:parent-style-name="Footer">
      <style:paragraph-properties fo:text-align="center" style:justify-single-word="false"/>
      <style:text-properties fo:font-size="8pt" officeooo:paragraph-rsid="00037b26" style:font-size-asian="8pt" style:font-size-complex="8pt"/>
    </style:style>
    <style:style style:name="MT1" style:family="text">
      <style:text-properties officeooo:rsid="00036993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draw:fill-image-width="100%" draw:fill-image-height="100%" style:repeat="repeat" draw:fill-image-ref-point-x="0%" draw:fill-image-ref-point-y="0%" draw:fill-image-ref-point="center" draw:tile-repeat-offset="0% vertical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fill="none" draw:background-size="full" draw:fill-color="#729fcf" draw:fill-image-width="100%" draw:fill-image-height="100%" style:repeat="repeat" draw:fill-image-ref-point-x="0%" draw:fill-image-ref-point-y="0%" draw:fill-image-ref-point="center" draw:tile-repeat-offset="0% vertical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 style:next-style-name="Left_20_Page">
      <style:footer>
        <text:p text:style-name="MP1"><text:page-number text:select-page="current">1</text:page-number><text:s/>of <text:page-count>3</text:page-count></text:p>
      </style:footer>
    </style:master-page>
    <style:master-page style:name="Left_20_Page" style:display-name="Left Page" style:page-layout-name="Mpm2" draw:style-name="Mdp2" style:next-style-name="Right_20_Page">
      <style:header>
        <text:p text:style-name="MP2"><text:title>AutomataCI Engineering Specification</text:title><text:s/>- <text:subject>The handbook for operating AutomataCI</text:subject></text:p>
        <text:p text:style-name="Horizontal_20_Line"/>
      </style:header>
      <style:footer>
        <text:p text:style-name="MP3"><text:page-number text:select-page="current">2</text:page-number><text:s/><text:span text:style-name="MT1">of </text:span><text:page-count>3</text:page-count></text:p>
      </style:footer>
    </style:master-page>
    <style:master-page style:name="Right_20_Page" style:display-name="Right Page" style:page-layout-name="Mpm3" draw:style-name="Mdp2" style:next-style-name="Left_20_Page">
      <style:header>
        <text:p text:style-name="MP4"><text:subject>The handbook for operating AutomataCI</text:subject><text:s/>- <text:title>AutomataCI Engineering Specification</text:title></text:p>
        <text:p text:style-name="MP5"/>
      </style:header>
      <style:footer>
        <text:p text:style-name="MP6"><text:page-number text:select-page="current">3</text:page-number><text:s/><text:span text:style-name="MT1">of </text:span><text:page-count>3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7T20:33:18.290177163</meta:creation-date>
    <dc:title>AutomataCI Engineering Specification</dc:title>
    <meta:generator>LibreOffice/7.6.2.1$Linux_X86_64 LibreOffice_project/56f7684011345957bbf33a7ee678afaf4d2ba333</meta:generator>
    <meta:editing-duration>PT22H55M8S</meta:editing-duration>
    <meta:editing-cycles>32</meta:editing-cycles>
    <dc:subject>The handbook for operating AutomataCI</dc:subject>
    <meta:initial-creator>Kean Ho Chew</meta:initial-creator>
    <meta:keyword>AutomataCI</meta:keyword>
    <meta:keyword>English</meta:keyword>
    <meta:print-date>2023-11-17T21:12:35.832553184</meta:print-date>
    <meta:printed-by>PDF files: Kean Ho Chew</meta:printed-by>
    <dc:date>2023-12-05T18:48:04.347302434</dc:date>
    <dc:creator>Kean Ho Chew</dc:creator>
    <meta:document-statistic meta:table-count="0" meta:image-count="0" meta:object-count="0" meta:page-count="3" meta:paragraph-count="31" meta:word-count="364" meta:character-count="2794" meta:non-whitespace-character-count="2469"/>
    <meta:template xlink:type="simple" xlink:actuate="onRequest" xlink:title="Official Book" xlink:href="../../templates/Book.ott" meta:date="2023-11-17T20:33:17.245827505"/>
  </office:meta>
</office:document-meta>
</file>